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/>
    </style:style>
    <style:style style:name="P2" style:parent-style-name="Standard" style:family="paragraph">
      <style:text-properties style:font-name="Verdana"/>
    </style:style>
    <style:style style:name="P3" style:parent-style-name="Standard" style:family="paragraph">
      <style:text-properties style:font-name="Verdana"/>
    </style:style>
    <style:style style:name="P4" style:parent-style-name="Standard" style:family="paragraph">
      <style:text-properties style:font-name="Verdana"/>
    </style:style>
    <style:style style:name="P5" style:parent-style-name="Standard" style:family="paragraph">
      <style:text-properties style:font-name="Verdana"/>
    </style:style>
    <style:style style:name="P6" style:parent-style-name="Standard" style:family="paragraph">
      <style:text-properties style:font-name="Verdana"/>
    </style:style>
    <style:style style:name="P7" style:parent-style-name="Standard" style:family="paragraph">
      <style:text-properties style:font-name="Verdana"/>
    </style:style>
    <style:style style:name="P8" style:parent-style-name="Standard" style:family="paragraph">
      <style:text-properties style:font-name="Verdana"/>
    </style:style>
    <style:style style:name="P9" style:parent-style-name="Standard" style:family="paragraph">
      <style:text-properties style:font-name="Verdana"/>
    </style:style>
    <style:style style:name="P10" style:parent-style-name="Standard" style:family="paragraph">
      <style:text-properties style:font-name="Verdana"/>
    </style:style>
    <style:style style:name="P11" style:parent-style-name="Standard" style:family="paragraph">
      <style:text-properties style:font-name="Verdana"/>
    </style:style>
    <style:style style:name="P12" style:parent-style-name="Standard" style:family="paragraph">
      <style:text-properties style:font-name="Verdana"/>
    </style:style>
    <style:style style:name="P13" style:parent-style-name="Standard" style:family="paragraph">
      <style:text-properties style:font-name="Verdana"/>
    </style:style>
    <style:style style:name="P14" style:parent-style-name="Standard" style:family="paragraph">
      <style:text-properties style:font-name="Verdana"/>
    </style:style>
    <style:style style:name="P15" style:parent-style-name="Standard" style:family="paragraph">
      <style:text-properties style:font-name="Verdana"/>
    </style:style>
    <style:style style:name="T16" style:parent-style-name="Fonteparág.padrão" style:family="text">
      <style:text-properties style:font-name="Verdana"/>
    </style:style>
    <style:style style:name="P17" style:parent-style-name="Standard" style:family="paragraph">
      <style:text-properties style:font-name="Verdana"/>
    </style:style>
    <style:style style:name="P18" style:parent-style-name="Standard" style:family="paragraph">
      <style:text-properties style:font-name="Verdana"/>
    </style:style>
    <style:style style:name="P19" style:parent-style-name="Standard" style:family="paragraph">
      <style:text-properties style:font-name="Verdana"/>
    </style:style>
    <style:style style:name="P20" style:parent-style-name="Standard" style:family="paragraph">
      <style:text-properties style:font-name="Verdana"/>
    </style:style>
    <style:style style:name="P21" style:parent-style-name="Standard" style:family="paragraph">
      <style:text-properties style:font-name="Verdana"/>
    </style:style>
    <style:style style:name="P22" style:parent-style-name="Standard" style:family="paragraph">
      <style:text-properties style:font-name="Verdana"/>
    </style:style>
    <style:style style:name="P23" style:parent-style-name="Standard" style:family="paragraph">
      <style:text-properties style:font-name="Verdana"/>
    </style:style>
    <style:style style:name="P24" style:parent-style-name="Standard" style:family="paragraph">
      <style:text-properties style:font-name="Verdana"/>
    </style:style>
    <style:style style:name="P25" style:parent-style-name="Standard" style:family="paragraph">
      <style:text-properties style:font-name="Verdana"/>
    </style:style>
    <style:style style:name="P26" style:parent-style-name="Standard" style:family="paragraph">
      <style:text-properties style:font-name="Verdana"/>
    </style:style>
    <style:style style:name="T27" style:parent-style-name="Fonteparág.padrão" style:family="text">
      <style:text-properties style:font-name="Verdana"/>
    </style:style>
    <style:style style:name="T28" style:parent-style-name="Fonteparág.padrão" style:family="text">
      <style:text-properties style:font-name="Verdana" fo:font-style="italic" style:font-style-asian="italic" style:font-style-complex="italic"/>
    </style:style>
    <style:style style:name="T29" style:parent-style-name="Fonteparág.padrão" style:family="text">
      <style:text-properties style:font-name="Verdana"/>
    </style:style>
    <style:style style:name="T30" style:parent-style-name="Fonteparág.padrão" style:family="text">
      <style:text-properties style:font-name="Verdana" fo:font-style="italic" style:font-style-asian="italic" style:font-style-complex="italic"/>
    </style:style>
    <style:style style:name="T31" style:parent-style-name="Fonteparág.padrão" style:family="text">
      <style:text-properties style:font-name="Verdana"/>
    </style:style>
    <style:style style:name="P32" style:parent-style-name="Standard" style:family="paragraph">
      <style:text-properties style:font-name="Verdana"/>
    </style:style>
    <style:style style:name="P33" style:parent-style-name="Standard" style:family="paragraph">
      <style:text-properties style:font-name="Verdana"/>
    </style:style>
    <style:style style:name="P34" style:parent-style-name="Standard" style:family="paragraph">
      <style:text-properties style:font-name="Verdana"/>
    </style:style>
    <style:style style:name="P35" style:parent-style-name="Standard" style:family="paragraph">
      <style:text-properties style:font-name="Verdan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P44" style:parent-style-name="Standard" style:family="paragraph">
      <style:text-properties style:font-name="Verdana"/>
    </style:style>
    <style:style style:name="P45" style:parent-style-name="Standard" style:family="paragraph">
      <style:text-properties style:font-name="Verdana"/>
    </style:style>
    <style:style style:name="P46" style:parent-style-name="Standard" style:family="paragraph">
      <style:text-properties style:font-name="Verdana"/>
    </style:style>
    <style:style style:name="P47" style:parent-style-name="Standard" style:family="paragraph">
      <style:text-properties style:font-name="Verdana"/>
    </style:style>
    <style:style style:name="P48" style:parent-style-name="Standard" style:family="paragraph">
      <style:text-properties style:font-name="Verdana"/>
    </style:style>
    <style:style style:name="P49" style:parent-style-name="Standard" style:family="paragraph">
      <style:text-properties style:font-name="Verdana"/>
    </style:style>
    <style:style style:name="P50" style:parent-style-name="Standard" style:family="paragraph">
      <style:text-properties style:font-name="Verdana"/>
    </style:style>
    <style:style style:name="P51" style:parent-style-name="Standard" style:family="paragraph">
      <style:text-properties style:font-name="Verdana"/>
    </style:style>
    <style:style style:name="P52" style:parent-style-name="Standard" style:family="paragraph">
      <style:text-properties style:font-name="Verdana"/>
    </style:style>
    <style:style style:name="P53" style:parent-style-name="Standard" style:family="paragraph">
      <style:text-properties style:font-name="Verdana"/>
    </style:style>
    <style:style style:name="P54" style:parent-style-name="Standard" style:family="paragraph">
      <style:text-properties style:font-name="Verdana"/>
    </style:style>
    <style:style style:name="P55" style:parent-style-name="Standard" style:family="paragraph">
      <style:text-properties style:font-name="Verdana"/>
    </style:style>
    <style:style style:name="P56" style:parent-style-name="Standard" style:family="paragraph">
      <style:text-properties style:font-name="Verdana"/>
    </style:style>
    <style:style style:name="P57" style:parent-style-name="Standard" style:family="paragraph">
      <style:text-properties style:font-name="Verdana"/>
    </style:style>
    <style:style style:name="P58" style:parent-style-name="Standard" style:family="paragraph">
      <style:text-properties style:font-name="Verdana"/>
    </style:style>
    <style:style style:name="P59" style:parent-style-name="Standard" style:family="paragraph">
      <style:text-properties style:font-name="Verdana"/>
    </style:style>
    <style:style style:name="P60" style:parent-style-name="Standard" style:family="paragraph">
      <style:text-properties style:font-name="Verdana"/>
    </style:style>
    <style:style style:name="P61" style:parent-style-name="Standard" style:family="paragraph">
      <style:text-properties style:font-name="Verdana"/>
    </style:style>
    <style:style style:name="P62" style:parent-style-name="Standard" style:family="paragraph">
      <style:text-properties style:font-name="Verdana"/>
    </style:style>
    <style:style style:name="P63" style:parent-style-name="Standard" style:family="paragraph">
      <style:text-properties style:font-name="Verdana"/>
    </style:style>
    <style:style style:name="P64" style:parent-style-name="Standard" style:family="paragraph">
      <style:text-properties style:font-name="Verdana"/>
    </style:style>
  </office:automatic-styles>
  <office:body>
    <office:text text:use-soft-page-breaks="true">
      <text:p text:style-name="P1">Aluno: José Hilton da Silva Santos Nº17</text:p>
      <text:p text:style-name="P2">Turma: 304</text:p>
      <text:p text:style-name="P3"/>
      <text:p text:style-name="P4">EXERCÍCIO 2 – ENGENHARIA DE SOFTWARE</text:p>
      <text:p text:style-name="P5"/>
      <text:p text:style-name="P6"/>
      <text:p text:style-name="P7">1. A engenharia de software é a área em que os conhecimentos técnicos e a experiência são utilizados para a criação de projeto, construção, exploração e manutenção de sistemas. Realizando uma planejamento e gerenciamento de recursos,</text:p>
      <text:p text:style-name="P8">custos e prazos.</text:p>
      <text:p text:style-name="P9"/>
      <text:p text:style-name="P10">2. A engenharia de software é importante pois antes delas a maioria dos softwares que começavam a ser produzidos não chegavam a etapa final, devido a erros e aumento de gastos. A engenharia de software surgiu para dar mais segurança na produção, com prazos e custos já bem definidos.</text:p>
      <text:p text:style-name="P11"/>
      <text:p text:style-name="P12">3. Procurar o projeto do sistema, para poder realizar alguma alteração ou manutenção do mesmo.</text:p>
      <text:p text:style-name="P13"/>
      <text:p text:style-name="P14">4. Ciclo de vida de um software está relacionado a todo o processo de produção do software, indicando todas as etapas do desenvolvimento de um software, da sua concepção até o seu desaparecimento.</text:p>
      <text:p text:style-name="P15"/>
      <text:p text:style-name="Standard"><text:span text:style-name="T16">5. São todos os conjuntos de atividades que levam ao desenvolvimento de um sistema, significando determinar de forma precisa e detalhada quem faz o que, quando e como. Modelo em cascata, modelo espiral, modelo prototipação, desenvolvimento incremental, e evolucionário.</text:span></text:p>
      <text:p text:style-name="P17"/>
      <text:p text:style-name="P18">6.<text:tab/>Modelo Cascata: modelo mais antigo e o mais amplamente usado da engenharia</text:p>
      <text:p text:style-name="P19">de software, onde requer uma abordagem sistemática, sequencial ao desenvolvimento de</text:p>
      <text:p text:style-name="P20">software.</text:p>
      <text:p text:style-name="P21"><text:tab/>Modelo de Prototipação: o objetivo é entender os requisitos do usuário e, assim, obter uma melhor definição dos requisitos do sistema. Possibilita que o desenvolvedor crie um modelo (protótipo)do software que deve ser construído apropriado para quando o cliente não definiu detalhadamente os requisitos.</text:p>
      <text:p text:style-name="P22"><text:tab/>Modelo Espiral: acopla a natureza interativa da prototipação com os aspectos controlados e</text:p>
      <text:p text:style-name="P23">sistemáticos do modelo cascata. O modelo espiral é dividido em uma série de atividades de trabalho</text:p>
      <text:p text:style-name="P24">ou regiões de tarefa. Existem tipicamente de 3 a 6 regiões de tarefa. Combina as características positivas da gerência baseline (documentos associados ao processo).</text:p>
      <text:p text:style-name="P25"/>
      <text:p text:style-name="P26">7.<text:tab/>Etnografia: é uma técnica de observação que pode ser utilizada para compreender os requisitos sociais e organizacionais, ou seja, entender a política organizacional bem como a cultura de trabalho com objetivo de<text:s/><text:soft-page-break/>familiarizar-se com o sistema e sua história. Nesta técnica, o analista se insere no ambiente de trabalho em que o sistema será utilizado.</text:p>
      <text:p text:style-name="Standard"><text:span text:style-name="T27"><text:tab/>Workshops: trata-se de uma técnica de elicitação em grupo usada em uma reunião estruturada. Devem fazer parte do grupo uma equipe de analistas e uma seleção dos<text:s/></text:span><text:span text:style-name="T28">stakeholders<text:s/></text:span><text:span text:style-name="T29">que melhor representam a organização e o contexto em que o sistema será usado, obtendo assim um conjunto de requisitos bem definidos. Ao contrário das reuniões, onde existe pouca interação entre todos os elementos presentes, o<text:s/></text:span><text:span text:style-name="T30">workshop<text:s/></text:span><text:span text:style-name="T31">tem o objetivo de acionar o trabalho em equipe.</text:span></text:p>
      <text:p text:style-name="P32"><text:tab/>Prototipagem: tem por objetivo explorar aspectos críticos dos requisitos de um produto, implementando de forma rápida um pequeno subconjunto de funcionalidades deste produto.</text:p>
      <text:p text:style-name="P33"><text:tab/>Entrevista: é uma das técnicas tradicionais mais simples de utilizar e que produz bons resultados na fase inicial de obtenção de dados. Convém que o entrevistador dê margem ao entrevistado para expor as suas ideias. É necessário ter um plano de entrevista para que não haja dispersão do assunto principal e a entrevista fique longa, deixando o entrevistado cansado e não produzindo bons resultados.</text:p>
      <text:p text:style-name="P34"><text:tab/>Questionário: é indicado, por exemplo, quando há diversos grupos de usuários que podem estar em diversos locais diferentes do país. Neste caso, elaboram-se pesquisas específicas de acompanhamento com usuários selecionados, que a contribuição em potencial pareça mais importante, pois não seria prático entrevistar todas as pessoas em todos os locais.</text:p>
      <text:p text:style-name="P35"/>
      <text:p text:style-name="P36">8. <text:s/>A frase pode relatar o momento em que um cliente diz os requisitos que o sistema encomendado deve ter, porém como o cliente é leigo (ou não) ele pode ter dito algo que queria que o sistema tivesse, mas ele não soube se expressar de maneira clara. Assim o desenvolvedor deve prestar bastante atenção no momento da entrevista com o cliente, para que seja colocado o que o cliente realmente deseja.</text:p>
      <text:p text:style-name="P37"/>
      <text:p text:style-name="P38">9. <text:s/>Possui a fase do projeto que seria a tradução dos requisitos do software para um</text:p>
      <text:p text:style-name="P39">conjunto de representações que podem ser avaliadas quanto à qualidade. A Implementação onde ocorre tradução das representações do projeto para uma <text:s/>linguagem “artificial” resultando em instruções executáveis pelo computador e implementado num ambiente de trabalho. A fase de teste. A Manutenção provavelmente o software deverá sofrer mudanças depois que for entregue ao cliente.</text:p>
      <text:p text:style-name="P40"/>
      <text:p text:style-name="P41">10. Logo no início é difícil estabelecer explicitamente todos os requisitos. No começo dos projetos sempre existe uma incerteza natural e os projetos reais raramente seguem o fluxo sequencial que o modelo propõe.</text:p>
      <text:p text:style-name="P42"/>
      <text:p text:style-name="P43">11. Engloba as melhores características do ciclo de vida Clássico e da Prototipação, adicionando um a Análise de Risco. Segue a abordagem de passos sistemáticos do Ciclo de Vida Clássico incorporando-os numa estrutura iterativa que reflete mais realisticamente o mundo real.</text:p>
      <text:p text:style-name="P44"/>
      <text:p text:style-name="P45">12. A Analise de Sistemas Determinar as necessidades de informação e requisitos de processamento. Conduzir estudos relacionados com a atividade de negócio. Já a fase de desenho é responsáveis pelo estudo exaustivo do negócio e pelo desenho do novo sistema.</text:p>
      <text:p text:style-name="P46"/>
      <text:p text:style-name="P47">13. A ideia básica desse processo é desenvolver software icrementalmente, permitindo aprender e corrigir as versões anteriormente entregue. O Ciclo de vida do modelo espiral possui iteração, onde Cada iteração é planejada realiza uma sequência de atividades (de elicitação de requisitos, análise e projeto, implementação, etc.) distintas geralmente resulta em uma versão executável do sistema.</text:p>
      <text:p text:style-name="P48"/>
      <text:p text:style-name="P49">14. <text:s/>Sim. Porque A utilização de modelos UML visa uma melhor estruturação do software, bem como uma padronização do processo de modelagem para facilitar a comunicação com o cliente e também entre os membros da equipe de desenvolvimento. UML tem uma importância crucial no desenvolvimento de software, pois ela aspira, entre muitas características, aumentar a qualidade do mesmo.</text:p>
      <text:p text:style-name="P50"/>
      <text:p text:style-name="P51">15. Ferramentas CASE são programas que auxiliam o Analista na construção do sistema, prevendo ainda na prancheta, como será sua estrutura, quais serão suas classes, entidades, seus fluxos internos e muitos outros detalhes. São elaborados vários diagramas que em conjunto constituem praticamente uma “planta” do sistema a ser desenvolvido. Exemplos: CaseStudio 2, Dr. Case, ErWin, Visio e Together.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tab/></text:p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Hilton da Silva Santos</dc:creator>
    <meta:creation-date>2017-07-19T15:16:00Z</meta:creation-date>
    <dc:date>2017-07-19T15:16:00Z</dc:date>
    <meta:template xlink:href="Normal.dotm" xlink:type="simple"/>
    <meta:editing-cycles>9</meta:editing-cycles>
    <meta:editing-duration>PT0S</meta:editing-duration>
    <meta:document-statistic meta:page-count="1" meta:paragraph-count="13" meta:word-count="1026" meta:character-count="6558" meta:row-count="46" meta:non-whitespace-character-count="5545"/>
  </office:meta>
</office:document-meta>
</file>